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Hyphenation.getInstance( PropertyList propert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mmonHyphenation.hashCod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monHyphenation.CommonHyphenation( StringProperty language , StringProperty country , StringProperty script , EnumProperty hyphenate , CharacterProperty hyphenationCharacter , NumberProperty hyphenationPushCharacterCount , NumberProperty hyphenationRemainCharacte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onHyphenation.getHyphChar( org . apache . fop . fonts . Font fo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mmonHyphenation.getHyphIPD( org . apache . fop . fonts . Font 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Hyphenation.equals( Objec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